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row>
              <mrow>
                <msub>
                  <mi>S</mi>
                  <mi>n</mi>
                </msub>
                <mo stretchy="false">=</mo>
                <mrow>
                  <mrow>
                    <mrow>
                      <mrow>
                        <mi>a</mi>
                        <mo stretchy="false">+</mo>
                        <mrow>
                          <mi>a</mi>
                          <mo stretchy="false">∗</mo>
                          <mi>q</mi>
                        </mrow>
                      </mrow>
                      <mo stretchy="false">+</mo>
                      <mrow>
                        <mi>a</mi>
                        <mo stretchy="false">∗</mo>
                        <msup>
                          <mi>q</mi>
                          <mn>2</mn>
                        </msup>
                      </mrow>
                    </mrow>
                    <mo stretchy="false">+</mo>
                    <mn>...</mn>
                  </mrow>
                  <mo stretchy="false">+</mo>
                  <mrow>
                    <mi>a</mi>
                    <mo stretchy="false">∗</mo>
                    <msup>
                      <mi>q</mi>
                      <mi>n</mi>
                    </msup>
                  </mrow>
                </mrow>
              </mrow>
              <mo stretchy="false">=</mo>
              <mrow>
                <mi>a</mi>
                <mo stretchy="false">∗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i>n</mi>
                    </mrow>
                  </munderover>
                  <mrow>
                    <msup>
                      <mi>q</mi>
                      <mi>k</mi>
                    </msup>
                  </mrow>
                </mrow>
              </mrow>
            </mrow>
          </mrow>
        </mtd>
      </mtr>
      <mtr>
        <mtd>
          <mrow>
            <mrow>
              <mrow>
                <msub>
                  <mi>S</mi>
                  <mrow>
                    <mrow>
                      <mi>n</mi>
                      <mo stretchy="false">+</mo>
                      <mn>1</mn>
                    </mrow>
                  </mrow>
                </msub>
                <mo stretchy="false">=</mo>
                <mrow>
                  <msub>
                    <mi>S</mi>
                    <mi>n</mi>
                  </msub>
                  <mo stretchy="false">+</mo>
                  <mrow>
                    <mi>a</mi>
                    <mo stretchy="false">∗</mo>
                    <msup>
                      <mi>q</mi>
                      <mrow>
                        <mrow>
                          <mi>n</mi>
                          <mo stretchy="false">+</mo>
                          <mn>1</mn>
                        </mrow>
                      </mrow>
                    </msup>
                  </mrow>
                </mrow>
              </mrow>
              <mo stretchy="false">=</mo>
              <mrow>
                <mrow>
                  <msub>
                    <mi>S</mi>
                    <mi>n</mi>
                  </msub>
                  <mo stretchy="false">∗</mo>
                  <mi>q</mi>
                </mrow>
                <mo stretchy="false">+</mo>
                <mi>a</mi>
              </mrow>
            </mrow>
            <mo stretchy="false">→</mo>
          </mrow>
        </mtd>
      </mtr>
      <mtr>
        <mtd>
          <mrow>
            <mrow>
              <msub>
                <mi>S</mi>
                <mi>n</mi>
              </msub>
              <mo stretchy="false">=</mo>
              <mrow>
                <mi>a</mi>
                <mo stretchy="false">×</mo>
                <mrow>
                  <mfrac>
                    <mrow>
                      <mrow>
                        <msup>
                          <mi>q</mi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</msup>
                        <mo stretchy="false">−</mo>
                        <mn>1</mn>
                      </mrow>
                    </mrow>
                    <mrow>
                      <mrow>
                        <mi>q</mi>
                        <mo stretchy="false">−</mo>
                        <mn>1</mn>
                      </mrow>
                    </mrow>
                  </mfrac>
                </mrow>
              </mrow>
            </mrow>
          </mrow>
        </mtd>
      </mtr>
      <mtr>
        <mtd>
          <mrow>
            <mo stretchy="false">∀</mo>
            <mrow>
              <mi>q</mi>
              <mo stretchy="false">&lt;</mo>
              <mn>1,</mn>
            </mrow>
            <mrow>
              <mrow>
                <munder>
                  <mi>lim</mi>
                  <mrow>
                    <mi>n</mi>
                    <mo stretchy="false">→</mo>
                    <mo stretchy="false">∞</mo>
                  </mrow>
                </munder>
                <msub>
                  <mi>S</mi>
                  <mi>n</mi>
                </msub>
              </mrow>
              <mo stretchy="false">=</mo>
              <mfrac>
                <mi>a</mi>
                <mrow>
                  <mrow>
                    <mn>1</mn>
                    <mo stretchy="false">−</mo>
                    <mi>q</mi>
                  </mrow>
                </mrow>
              </mfrac>
            </mrow>
          </mrow>
        </mtd>
      </mtr>
    </mtable>
    <annotation encoding="StarMath 5.0">S_n = a + a*q + a*q^2 + ... + a*q^n = a * sum from{k=0} to {n} {q^k}
newline
S_{n+1} = S_n + a*q^{n+1} = S_n * q + a rightarrow
newline
S_n = a times {{q^{n+1} - 1} over {q - 1}}
newline
forall q &lt; 1, lim csub {n rightarrow infinity} S_n = a over {1 - q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8:01:41.83</meta:creation-date>
    <meta:generator>OpenOffice/4.1.2$Win32 OpenOffice.org_project/412m3$Build-9782</meta:generator>
  </office:meta>
</office:document-meta>
</file>